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0e55" officeooo:paragraph-rsid="00120e55"/>
    </style:style>
    <style:style style:name="P2" style:family="paragraph" style:parent-style-name="Standard">
      <style:paragraph-properties fo:text-align="start" style:justify-single-word="false"/>
      <style:text-properties fo:font-weight="bold" officeooo:rsid="00120e55" officeooo:paragraph-rsid="00120e5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9900" officeooo:rsid="00120e55" officeooo:paragraph-rsid="00120e55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0e55" officeooo:paragraph-rsid="00120e55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officeooo:rsid="00120e55" officeooo:paragraph-rsid="00120e55" fo:background-color="transparent"/>
    </style:style>
    <style:style style:name="P6" style:family="paragraph" style:parent-style-name="Text_20_body">
      <style:paragraph-properties fo:text-align="start" style:justify-single-word="false"/>
      <style:text-properties fo:font-style="normal" fo:font-weight="normal" officeooo:rsid="00120e55" officeooo:paragraph-rsid="00120e55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officeooo:rsid="001365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AREA</text:p>
      <text:p text:style-name="P5"/>
      <text:p text:style-name="P6">Utilizar las herramientas .pgpass/cron para construir backups automatizados. </text:p>
      <text:p text:style-name="P1"/>
      <text:p text:style-name="P1"><text:span text:style-name="T1">1. Primero declaramos en el archivo “pgpass” al usuario y contraseña necesarios para el acceso sin password, porque “pg_dump” solicita una contraseña.</text:span></text:p>
      <text:p text:style-name="P1"/>
      <text:p text:style-name="P1">$ <text:span text:style-name="T2">echo "localhost:5432:musicdb:admin_user:admin_password" &gt; $HOME/.pgpass</text:span></text:p>
      <text:p text:style-name="P1">$ <text:span text:style-name="T2">chmod 600 $HOME/.pgpass</text:span></text:p>
      <text:p text:style-name="P1"/>
      <text:p text:style-name="P2">2. Agregamos al archivo /etc/crontab la tarea para generar backups de “musicdb” a horas 14:00 <text:s/>de forma diaria, <text:span text:style-name="T3">utilizando el script “backup_musicdb.sh”</text:span>.</text:p>
      <text:p text:style-name="P1"/>
      <text:p text:style-name="P1">$ <text:span text:style-name="T2">sudo crontab -e 00 14 * * * /home/ofe/bk_DB/backup_musicdb.sh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1:21:37.648489435</meta:creation-date>
    <dc:date>2016-05-03T11:38:18.256278862</dc:date>
    <meta:editing-duration>PT1M29S</meta:editing-duration>
    <meta:editing-cycles>2</meta:editing-cycles>
    <meta:generator>LibreOffice/4.4.7.2$Linux_X86_64 LibreOffice_project/40m0$Build-2</meta:generator>
    <meta:document-statistic meta:table-count="0" meta:image-count="0" meta:object-count="0" meta:page-count="1" meta:paragraph-count="7" meta:word-count="72" meta:character-count="546" meta:non-whitespace-character-count="479"/>
  </office:meta>
</office:document-meta>
</file>